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4"/>
    <style:style style:name="P3" style:family="paragraph" style:parent-style-name="List_20_Paragraph" style:list-style-name="WWNum5"/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itle_20_Char">Litt, mye eller helt avstand?</text:span> </text:p>
      <text:p text:style-name="Subtitle">Ved å holde avstand bremser vi korona (covid-19)</text:p>
      <text:h text:style-name="Heading_20_2" text:outline-level="2"><text:span text:style-name="T1">Råd til alle i befolkningen </text:span></text:h>
      <text:p text:style-name="Standard"/>
      <text:list xml:id="list3888521195" text:style-name="WWNum3">
        <text:list-item>
          <text:p text:style-name="P1">Husk god hånd- og hostehygiene. </text:p>
        </text:list-item>
        <text:list-item>
          <text:p text:style-name="P1">Du og dine nærmeste kan omgås normalt.  </text:p>
        </text:list-item>
        <text:list-item>
          <text:p text:style-name="P1">Hold økt avstand til andre enn dine nærmeste, minst 1 meter. </text:p>
        </text:list-item>
        <text:list-item>
          <text:p text:style-name="P1">Dersom du får symptomer på luftveisinfeksjon må du holde deg hjemme. </text:p>
        </text:list-item>
        <text:list-item>
          <text:p text:style-name="P1">Har du symptomer på covid-19 bør du testes.</text:p>
        </text:list-item>
      </text:list>
      <text:p text:style-name="Standard"/>
      <text:h text:style-name="Heading_20_2" text:outline-level="2">Til deg som er <text:span text:style-name="T1">nærkontakt eller har vært på reise og skal i KARANTENE</text:span></text:h>
      <text:p text:style-name="Standard"/>
      <text:list xml:id="list3210471340" text:style-name="WWNum4">
        <text:list-item>
          <text:p text:style-name="P2">Ikke gå på skole eller jobb. </text:p>
        </text:list-item>
        <text:list-item>
          <text:p text:style-name="P2">Ikke ta offentlig transport. </text:p>
        </text:list-item>
        <text:list-item>
          <text:p text:style-name="P2">Unngå besøk. </text:p>
        </text:list-item>
        <text:list-item>
          <text:p text:style-name="P2">Du kan gå tur, men med godt over 1 meters avstand til andre. </text:p>
        </text:list-item>
        <text:list-item>
          <text:p text:style-name="P2">Du kan gjøre helt nødvendige ærender i matbutikk eller apotek. </text:p>
        </text:list-item>
        <text:list-item>
          <text:p text:style-name="P2">Dere som bor sammen kan omgås normalt. </text:p>
        </text:list-item>
        <text:list-item>
          <text:p text:style-name="P2">De du bor med er ikke i karantene. </text:p>
        </text:list-item>
        <text:list-item>
          <text:p text:style-name="P2">Hvis du får symptomer på luftveisinfeksjon, skal du isolere deg og testes. </text:p>
        </text:list-item>
        <text:list-item>
          <text:p text:style-name="P2">Ved positiv test skal du over i hjemmeisolering.</text:p>
        </text:list-item>
      </text:list>
      <text:p text:style-name="Standard"/>
      <text:h text:style-name="Heading_20_2" text:outline-level="2">Til deg som har påvist eller sannsynlig covid-19 og er satt i HJEMMEISOLERING</text:h>
      <text:p text:style-name="Standard"/>
      <text:list xml:id="list2826066798" text:style-name="WWNum5">
        <text:list-item>
          <text:p text:style-name="P3">Hold deg hjemme. </text:p>
        </text:list-item>
        <text:list-item>
          <text:p text:style-name="P3"><text:soft-page-break/>Hold helt avstand til andre du bor sammen med. </text:p>
        </text:list-item>
        <text:list-item>
          <text:p text:style-name="P3">Hvis mulig, bruk eget rom og bad. </text:p>
        </text:list-item>
        <text:list-item>
          <text:p text:style-name="P3">Vask overﬂater hyppig. </text:p>
        </text:list-item>
        <text:list-item>
          <text:p text:style-name="P3">Få hjelp til å handle. </text:p>
        </text:list-item>
        <text:list-item>
          <text:p text:style-name="P3">Avtal med legen din hvordan du skal følge med på helsetilstanden din. </text:p>
        </text:list-item>
        <text:list-item>
          <text:p text:style-name="P3">De du bor sammen med skal være i karanten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6%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rdstrøm, Charlott Elise Gyllenhammar</meta:initial-creator>
    <dc:creator>Mari Keranen</dc:creator>
    <meta:editing-cycles>2</meta:editing-cycles>
    <meta:creation-date>2020-08-21T08:23:00</meta:creation-date>
    <dc:date>2020-08-21T08:23:00</dc:date>
    <meta:editing-duration>PT1M</meta:editing-duration>
    <meta:generator>LibreOffice/6.4.6.2$Linux_X86_64 LibreOffice_project/40$Build-2</meta:generator>
    <meta:document-statistic meta:table-count="0" meta:image-count="0" meta:object-count="0" meta:page-count="2" meta:paragraph-count="26" meta:word-count="226" meta:character-count="1167" meta:non-whitespace-character-count="967"/>
    <meta:user-defined meta:name="AppVersion">16.0000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